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253cm" fo:margin-left="-0.259cm" fo:margin-top="0cm" fo:margin-bottom="0cm" table:align="left" style:writing-mode="lr-tb"/>
    </style:style>
    <style:style style:name="Таблица1.A" style:family="table-column">
      <style:table-column-properties style:column-width="17.253cm"/>
    </style:style>
    <style:style style:name="Таблица1.1" style:family="table-row">
      <style:table-row-properties style:min-row-height="0.45cm" fo:keep-together="auto"/>
    </style:style>
    <style:style style:name="Таблица1.A1" style:family="table-cell">
      <style:table-cell-properties fo:padding-left="0.199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494cm" fo:margin-bottom="0.494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language-asian="ru" style:country-asian="RU" style:font-size-complex="14pt"/>
    </style:style>
    <style:style style:name="P3" style:family="paragraph" style:parent-style-name="Standard">
      <style:paragraph-properties fo:margin-top="0.494cm" fo:margin-bottom="0.494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language-asian="ru" style:country-asian="RU" style:font-size-complex="14pt"/>
    </style:style>
    <style:style style:name="P4" style:family="paragraph" style:parent-style-name="Standard">
      <style:paragraph-properties fo:margin-top="0.494cm" fo:margin-bottom="0.494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.494cm" fo:margin-bottom="0.494cm" loext:contextual-spacing="false" fo:line-height="100%" fo:text-align="end" style:justify-single-word="false"/>
    </style:style>
    <style:style style:name="P6" style:family="paragraph" style:parent-style-name="Standard">
      <style:paragraph-properties fo:margin-top="0.494cm" fo:margin-bottom="0.494cm" loext:contextual-spacing="false" fo:line-height="100%" fo:text-align="justify" style:justify-single-word="false"/>
    </style:style>
    <style:style style:name="P7" style:family="paragraph" style:parent-style-name="Standard" style:master-page-name="Standard">
      <style:paragraph-properties fo:margin-top="0.494cm" fo:margin-bottom="0.494cm" loext:contextual-spacing="false" fo:text-align="center" style:justify-single-word="false" style:page-number="auto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9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0" style:family="paragraph" style:parent-style-name="Standard" style:list-style-name="">
      <style:paragraph-properties fo:margin-top="0cm" fo:margin-bottom="0cm" loext:contextual-spacing="false" fo:line-height="100%" fo:text-align="end" style:justify-single-word="false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language-asian="ru" style:country-asian="RU" style:font-size-complex="14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T1" style:family="text">
      <style:text-properties fo:color="#ff0000" style:font-name="Times New Roman" fo:font-size="18pt" style:text-underline-style="solid" style:text-underline-width="auto" style:text-underline-color="font-color" style:font-name-asian="Times New Roman1" style:font-size-asian="18pt" style:language-asian="ru" style:country-asian="RU" style:font-size-complex="18pt"/>
    </style:style>
    <style:style style:name="T2" style:family="text">
      <style:text-properties fo:color="#000000" style:font-name="Times New Roman" fo:font-size="14pt" style:font-name-asian="Times New Roman1" style:font-size-asian="14pt" style:language-asian="ru" style:country-asian="RU" style:font-size-complex="14pt"/>
    </style:style>
    <style:style style:name="T3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size-complex="14pt" style:font-weight-complex="bold"/>
    </style:style>
    <style:style style:name="T4" style:family="text">
      <style:text-properties fo:color="#000000" style:font-name="Times New Roman" fo:font-size="14pt" fo:language="en" fo:country="US" officeooo:rsid="001f76a8" style:font-name-asian="Times New Roman1" style:font-size-asian="14pt" style:language-asian="ru" style:country-asian="RU" style:font-size-complex="14pt"/>
    </style:style>
    <style:style style:name="T5" style:family="text">
      <style:text-properties fo:color="#000000" style:font-name="Times New Roman" fo:font-size="14pt" fo:language="en" fo:country="US" officeooo:rsid="001f7cf9" style:font-name-asian="Times New Roman1" style:font-size-asian="14pt" style:language-asian="ru" style:country-asian="RU" style:font-size-complex="14pt"/>
    </style:style>
    <style:style style:name="T6" style:family="text">
      <style:text-properties fo:color="#000000" style:font-name="Times New Roman" fo:font-size="14pt" fo:language="en" fo:country="US" officeooo:rsid="00201db4" style:font-name-asian="Times New Roman1" style:font-size-asian="14pt" style:language-asian="ru" style:country-asian="RU" style:font-size-complex="14pt"/>
    </style:style>
    <style:style style:name="T7" style:family="text">
      <style:text-properties fo:color="#000000" style:font-name="Times New Roman" fo:font-size="14pt" fo:language="en" fo:country="US" officeooo:rsid="0020cf46" style:font-name-asian="Times New Roman1" style:font-size-asian="14pt" style:language-asian="ru" style:country-asian="RU" style:font-size-complex="14pt"/>
    </style:style>
    <style:style style:name="T8" style:family="text">
      <style:text-properties fo:color="#000000" style:font-name="Times New Roman" fo:font-size="14pt" fo:language="en" fo:country="US" officeooo:rsid="0021ad29" style:font-name-asian="Times New Roman1" style:font-size-asian="14pt" style:language-asian="ru" style:country-asian="RU" style:font-size-complex="14pt"/>
    </style:style>
    <style:style style:name="T9" style:family="text">
      <style:text-properties fo:color="#000000" style:font-name="Times New Roman" fo:font-size="14pt" fo:language="ru" fo:country="RU" officeooo:rsid="0021ad29" style:font-name-asian="Times New Roman1" style:font-size-asian="14pt" style:language-asian="ru" style:country-asian="RU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/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8"><text:span text:style-name="T2">Федеральное государственное образовательное бюджетное учреждение</text:span></text:p>
            <text:p text:style-name="P8"><text:span text:style-name="T2">высшего профессионального образования</text:span></text:p>
            <text:p text:style-name="P11"/>
            <text:p text:style-name="P12"><text:span text:style-name="T3"><text:text-input text:description="">{{context.university}}</text:text-input></text:span></text:p>
            <text:p text:style-name="P2"/>
            <text:p text:style-name="P4"><text:span text:style-name="T3">Кафедра «</text:span><text:span text:style-name="T3"><text:text-input text:description="">{{context.chair}}</text:text-input></text:span><text:span text:style-name="T3">»</text:span></text:p>
            <text:p text:style-name="P5"><text:span text:style-name="T2"> </text:span></text:p>
            <text:p text:style-name="P3"/>
          </table:table-cell>
        </table:table-row>
      </table:table>
      <text:p text:style-name="P6"><text:span text:style-name="T2"> </text:span></text:p>
      <text:p text:style-name="P9"><text:span text:style-name="T2"> </text:span></text:p>
      <text:p text:style-name="P8"><text:span text:style-name="T3">Реферат на тему:</text:span></text:p>
      <text:p text:style-name="P8"><text:span text:style-name="T3">«</text:span><text:span text:style-name="T3"><text:text-input text:description="">{{context.theme}}</text:text-input></text:span><text:span text:style-name="T3">»</text:span></text:p>
      <text:p text:style-name="P2"/>
      <text:p text:style-name="P9"><text:span text:style-name="T3">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  <text:s text:c="76"/></text:span></text:p>
      <text:p text:style-name="P9"><text:span text:style-name="T3"><text:s text:c="19"/></text:span></text:p>
      <text:p text:style-name="P9"><text:span text:style-name="T3"><text:s text:c="3"/>Выполнил:</text:span></text:p>
      <text:p text:style-name="P9"><text:span text:style-name="T2">  </text:span><text:span text:style-name="T9"><text:text-input text:description="">Студент</text:text-input></text:span><text:span text:style-name="T2"> гр.</text:span><text:span text:style-name="T4"><text:text-input text:description="">{{context.group_name}}</text:text-input></text:span><text:span text:style-name="T2"> </text:span><text:span text:style-name="T2"><text:text-input text:description="">{{context.course}}</text:text-input></text:span><text:span text:style-name="T2">-</text:span><text:span text:style-name="T2"><text:text-input text:description="">{{context.group}}</text:text-input></text:span><text:span text:style-name="T2">  </text:span><text:span text:style-name="T6"><text:text-input text:description="">{{context.full_name}}</text:text-input></text:span></text:p>
      <text:h text:style-name="P10" text:outline-level="5"><text:span text:style-name="T3">                                                                                                                                                                      Проверил:</text:span></text:h>
      <text:p text:style-name="P9"><text:span text:style-name="T2">                                                                                            </text:span><text:span text:style-name="T2"><text:text-input text:description="">{{context.position}}</text:text-input></text:span><text:span text:style-name="T2"> </text:span><text:span text:style-name="T2"><text:text-input text:description="">{{context.teacher}}</text:text-input></text:span></text:p>
      <text:p text:style-name="P5"><text:span text:style-name="T2"> </text:span></text:p>
      <text:p text:style-name="P6"><text:span text:style-name="T2"> </text:span></text:p>
      <text:p text:style-name="P6"><text:span text:style-name="T2">                                                                                                       </text:span></text:p>
      <text:p text:style-name="P2"/>
      <text:p text:style-name="P4"><text:span text:style-name="T7"><text:text-input text:description="">{{context.city}}</text:text-input></text:span><text:span text:style-name="T2"> - 20</text:span><text:bookmark text:name="_GoBack"/><text:span text:style-name="T5">20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атя</meta:initial-creator>
    <meta:editing-cycles>8</meta:editing-cycles>
    <meta:creation-date>2014-09-04T10:22:00</meta:creation-date>
    <dc:date>2020-02-03T22:12:07.350000000</dc:date>
    <meta:editing-duration>PT5H40M18S</meta:editing-duration>
    <meta:generator>LibreOffice/5.2.5.1$Windows_X86_64 LibreOffice_project/0312e1a284a7d50ca85a365c316c7abbf20a4d22</meta:generator>
    <meta:document-statistic meta:table-count="1" meta:image-count="0" meta:object-count="0" meta:page-count="1" meta:paragraph-count="19" meta:word-count="55" meta:character-count="1011" meta:non-whitespace-character-count="365"/>
    <meta:user-defined meta:name="AppVersion">14.0000</meta:user-defined>
    <meta:user-defined meta:name="ContentTypeId">0x010100709A0D8E915C6042A7C19AFE19557C8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